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Monospace1" svg:font-family="Monospace"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f5228" officeooo:paragraph-rsid="001f5228"/>
    </style:style>
    <style:style style:name="P2" style:family="paragraph" style:parent-style-name="Preformatted_20_Text">
      <style:text-properties fo:color="#800000" officeooo:rsid="001f5228" officeooo:paragraph-rsid="001f5228"/>
    </style:style>
    <style:style style:name="P3" style:family="paragraph" style:parent-style-name="Preformatted_20_Text">
      <style:text-properties fo:color="#000000" officeooo:rsid="001f5228" officeooo:paragraph-rsid="001f5228"/>
    </style:style>
    <style:style style:name="P4" style:family="paragraph" style:parent-style-name="Preformatted_20_Text">
      <style:text-properties fo:color="#000000" style:text-underline-style="solid" style:text-underline-width="auto" style:text-underline-color="font-color" officeooo:rsid="001f5228" officeooo:paragraph-rsid="001f5228"/>
    </style:style>
    <style:style style:name="P5" style:family="paragraph" style:parent-style-name="Preformatted_20_Text">
      <style:text-properties fo:color="#000000" fo:font-size="12pt" style:text-underline-style="solid" style:text-underline-width="auto" style:text-underline-color="font-color" officeooo:rsid="001f5228" officeooo:paragraph-rsid="001f5228" style:font-size-asian="12pt" style:font-size-complex="12pt"/>
    </style:style>
    <style:style style:name="P6" style:family="paragraph" style:parent-style-name="Preformatted_20_Text">
      <style:text-properties fo:color="#000000" style:font-name="Liberation Mono" fo:font-size="10pt" officeooo:rsid="0028f502" officeooo:paragraph-rsid="0028f502" fo:background-color="#ffffff" style:font-size-asian="10pt"/>
    </style:style>
    <style:style style:name="P7" style:family="paragraph" style:parent-style-name="Preformatted_20_Text">
      <style:text-properties fo:color="#000000" style:font-name="Liberation Mono" fo:font-size="10pt" officeooo:rsid="002984fc" officeooo:paragraph-rsid="002984fc" fo:background-color="#ffffff" style:font-size-asian="10pt"/>
    </style:style>
    <style:style style:name="P8" style:family="paragraph" style:parent-style-name="Preformatted_20_Text">
      <style:text-properties fo:font-size="14pt" style:text-underline-style="solid" style:text-underline-width="auto" style:text-underline-color="font-color" officeooo:rsid="001f5228" officeooo:paragraph-rsid="001f5228" style:font-size-asian="14pt" style:font-size-complex="14pt"/>
    </style:style>
    <style:style style:name="P9" style:family="paragraph" style:parent-style-name="Preformatted_20_Text">
      <style:text-properties fo:font-size="14pt" style:text-underline-style="solid" style:text-underline-width="auto" style:text-underline-color="font-color" officeooo:rsid="002a9e52" officeooo:paragraph-rsid="001f5228" style:font-size-asian="14pt" style:font-size-complex="14pt"/>
    </style:style>
    <style:style style:name="P10" style:family="paragraph" style:parent-style-name="Preformatted_20_Text">
      <style:text-properties fo:font-size="12pt" style:text-underline-style="solid" style:text-underline-width="auto" style:text-underline-color="font-color" officeooo:rsid="001f5228" officeooo:paragraph-rsid="001f5228" style:font-size-asian="12pt" style:font-size-complex="12pt"/>
    </style:style>
    <style:style style:name="P11" style:family="paragraph" style:parent-style-name="Preformatted_20_Text">
      <style:text-properties style:text-underline-style="solid" style:text-underline-width="auto" style:text-underline-color="font-color" officeooo:rsid="001f5228" officeooo:paragraph-rsid="001f5228"/>
    </style:style>
    <style:style style:name="P12" style:family="paragraph" style:parent-style-name="Preformatted_20_Text">
      <style:text-properties officeooo:rsid="001f5228" officeooo:paragraph-rsid="001f5228" fo:background-color="#cfe7f5"/>
    </style:style>
    <style:style style:name="P13" style:family="paragraph" style:parent-style-name="Preformatted_20_Text">
      <style:text-properties officeooo:rsid="001f5228" officeooo:paragraph-rsid="001f5228" fo:background-color="#ffffff"/>
    </style:style>
    <style:style style:name="P14" style:family="paragraph" style:parent-style-name="Preformatted_20_Text">
      <style:text-properties officeooo:rsid="0021427e" officeooo:paragraph-rsid="0021427e"/>
    </style:style>
    <style:style style:name="P15" style:family="paragraph" style:parent-style-name="Preformatted_20_Text">
      <style:text-properties officeooo:rsid="0021427e" officeooo:paragraph-rsid="0022b480"/>
    </style:style>
    <style:style style:name="P16" style:family="paragraph" style:parent-style-name="Preformatted_20_Text">
      <style:text-properties fo:font-size="10pt" style:text-underline-style="none" officeooo:rsid="0027bd51" officeooo:paragraph-rsid="0027bd51" style:font-size-asian="8.75pt" style:font-size-complex="10pt"/>
    </style:style>
    <style:style style:name="P17" style:family="paragraph" style:parent-style-name="Preformatted_20_Text">
      <style:text-properties fo:font-size="10pt" style:text-underline-style="none" officeooo:rsid="002a9e52" officeooo:paragraph-rsid="002a9e52" style:font-size-asian="8.75pt" style:font-size-complex="10pt"/>
    </style:style>
    <style:style style:name="P18" style:family="paragraph" style:parent-style-name="Preformatted_20_Text">
      <style:text-properties fo:font-size="10pt" style:text-underline-style="none" officeooo:rsid="002a9e52" officeooo:paragraph-rsid="00301995" style:font-size-asian="8.75pt" style:font-size-complex="10pt"/>
    </style:style>
    <style:style style:name="P19" style:family="paragraph" style:parent-style-name="Preformatted_20_Text">
      <style:text-properties fo:font-size="10pt" fo:font-style="normal" style:text-underline-style="none" officeooo:rsid="002984fc" officeooo:paragraph-rsid="002984fc" style:font-size-asian="8.75pt" style:font-style-asian="normal" style:font-size-complex="10pt" style:font-style-complex="normal"/>
    </style:style>
    <style:style style:name="P20" style:family="paragraph" style:parent-style-name="Preformatted_20_Text">
      <style:text-properties fo:font-size="10pt" fo:font-style="normal" style:text-underline-style="none" officeooo:rsid="002a9e52" officeooo:paragraph-rsid="002a9e52" style:font-size-asian="8.75pt" style:font-style-asian="normal" style:font-size-complex="10pt" style:font-style-complex="normal"/>
    </style:style>
    <style:style style:name="P21" style:family="paragraph" style:parent-style-name="Preformatted_20_Text">
      <style:text-properties officeooo:paragraph-rsid="0027bd51"/>
    </style:style>
    <style:style style:name="P22" style:family="paragraph" style:parent-style-name="Preformatted_20_Text">
      <style:text-properties officeooo:paragraph-rsid="0028f502"/>
    </style:style>
    <style:style style:name="P23" style:family="paragraph" style:parent-style-name="Preformatted_20_Text">
      <style:text-properties officeooo:paragraph-rsid="002984fc"/>
    </style:style>
    <style:style style:name="P24" style:family="paragraph" style:parent-style-name="Preformatted_20_Text">
      <style:text-properties officeooo:paragraph-rsid="002a9e52"/>
    </style:style>
    <style:style style:name="P25" style:family="paragraph" style:parent-style-name="Preformatted_20_Text">
      <style:text-properties officeooo:rsid="002a9e52" officeooo:paragraph-rsid="002a9e52"/>
    </style:style>
    <style:style style:name="P26" style:family="paragraph" style:parent-style-name="Standard">
      <style:paragraph-properties fo:margin-left="0cm" fo:margin-right="0cm" fo:text-align="start" style:justify-single-word="false" fo:text-indent="0cm" style:auto-text-indent="false"/>
    </style:style>
    <style:style style:name="P2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8"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29" style:family="paragraph" style:parent-style-name="Standard">
      <style:text-properties fo:color="#3f7f5f" style:font-name="Monospace1" fo:font-size="10pt" style:text-underline-style="none" officeooo:rsid="002c814c" officeooo:paragraph-rsid="002ed12e" fo:background-color="#ffffff" style:font-size-asian="10pt" style:font-size-complex="10pt"/>
    </style:style>
    <style:style style:name="P30" style:family="paragraph" style:parent-style-name="Preformatted_20_Text">
      <style:text-properties officeooo:rsid="001f5228" officeooo:paragraph-rsid="003172eb"/>
    </style:style>
    <style:style style:name="P31" style:family="paragraph" style:parent-style-name="Preformatted_20_Text">
      <style:text-properties fo:color="#000000" officeooo:rsid="001f5228" officeooo:paragraph-rsid="003172eb"/>
    </style:style>
    <style:style style:name="T1" style:family="text">
      <style:text-properties fo:color="#00cc33"/>
    </style:style>
    <style:style style:name="T2" style:family="text">
      <style:text-properties fo:color="#ff6666"/>
    </style:style>
    <style:style style:name="T3" style:family="text">
      <style:text-properties style:text-underline-style="solid" style:text-underline-width="auto" style:text-underline-color="font-color"/>
    </style:style>
    <style:style style:name="T4" style:family="text">
      <style:text-properties fo:background-color="#cfe7f5" loext:char-shading-value="0"/>
    </style:style>
    <style:style style:name="T5" style:family="text">
      <style:text-properties fo:background-color="#ffffff" loext:char-shading-value="0"/>
    </style:style>
    <style:style style:name="T6" style:family="text">
      <style:text-properties officeooo:rsid="0022b480"/>
    </style:style>
    <style:style style:name="T7" style:family="text">
      <style:text-properties officeooo:rsid="00248ddb"/>
    </style:style>
    <style:style style:name="T8" style:family="text">
      <style:text-properties fo:color="#212121" style:font-name="Monospace" fo:font-size="10pt" fo:background-color="#e8f2fe" loext:char-shading-value="0" style:font-size-asian="10pt"/>
    </style:style>
    <style:style style:name="T9" style:family="text">
      <style:text-properties fo:color="#212121" style:font-name="Monospace" fo:font-size="10pt" fo:background-color="#ffffff" loext:char-shading-value="0" style:font-size-asian="10pt"/>
    </style:style>
    <style:style style:name="T10" style:family="text">
      <style:text-properties fo:color="#212121" style:font-name="Monospace" fo:font-size="10pt" style:font-size-asian="10pt"/>
    </style:style>
    <style:style style:name="T11" style:family="text">
      <style:text-properties fo:color="#212121" style:font-name="Monospace" fo:font-size="10pt" officeooo:rsid="002a9e52" style:font-size-asian="10pt"/>
    </style:style>
    <style:style style:name="T12" style:family="text">
      <style:text-properties fo:color="#212121" style:font-name="Monospace1" fo:font-size="10pt" fo:background-color="#e8f2fe" loext:char-shading-value="0" style:font-size-asian="10pt"/>
    </style:style>
    <style:style style:name="T13" style:family="text">
      <style:text-properties fo:color="#212121" style:font-name="Monospace1" fo:font-size="10pt" officeooo:rsid="0028f502" fo:background-color="#e8f2fe" loext:char-shading-value="0" style:font-size-asian="10pt"/>
    </style:style>
    <style:style style:name="T14" style:family="text">
      <style:text-properties fo:color="#212121" style:font-name="Monospace1" fo:font-size="10pt" officeooo:rsid="002984fc" fo:background-color="#e8f2fe" loext:char-shading-value="0" style:font-size-asian="10pt"/>
    </style:style>
    <style:style style:name="T15" style:family="text">
      <style:text-properties fo:font-size="10pt" style:text-underline-style="none" officeooo:rsid="0027bd51" style:font-size-asian="8.75pt" style:font-size-complex="10pt"/>
    </style:style>
    <style:style style:name="T16" style:family="text">
      <style:text-properties fo:font-size="10pt" fo:font-style="normal" style:text-underline-style="none" style:font-size-asian="8.75pt" style:font-style-asian="normal" style:font-size-complex="10pt" style:font-style-complex="normal"/>
    </style:style>
    <style:style style:name="T17" style:family="text">
      <style:text-properties fo:font-size="10pt" fo:font-style="normal" style:text-underline-style="none" officeooo:rsid="002a9e52" style:font-size-asian="8.75pt" style:font-style-asian="normal" style:font-size-complex="10pt" style:font-style-complex="normal"/>
    </style:style>
    <style:style style:name="T18" style:family="text">
      <style:text-properties fo:font-size="10pt" fo:font-style="normal" style:text-underline-style="none" officeooo:rsid="00321e03" style:font-size-asian="8.75pt" style:font-style-asian="normal" style:font-size-complex="10pt" style:font-style-complex="normal"/>
    </style:style>
    <style:style style:name="T19" style:family="text">
      <style:text-properties fo:font-size="10pt" fo:font-style="normal" style:text-underline-style="none" officeooo:rsid="00333ff1" style:font-size-asian="8.75pt" style:font-style-asian="normal" style:font-size-complex="10pt" style:font-style-complex="normal"/>
    </style:style>
    <style:style style:name="T20" style:family="text">
      <style:text-properties fo:color="#000000" style:font-name="Liberation Mono" fo:font-size="10pt" fo:background-color="#ffffff" loext:char-shading-value="0" style:font-size-asian="10pt"/>
    </style:style>
    <style:style style:name="T21" style:family="text">
      <style:text-properties fo:color="#000000" style:font-name="Liberation Mono" fo:font-size="10pt" officeooo:rsid="0028f502" fo:background-color="#ffffff" loext:char-shading-value="0" style:font-size-asian="10pt"/>
    </style:style>
    <style:style style:name="T22" style:family="text">
      <style:text-properties fo:color="#000000" style:font-name="Liberation Mono" fo:font-size="10pt" officeooo:rsid="002984fc" fo:background-color="#ffffff" loext:char-shading-value="0" style:font-size-asian="10pt"/>
    </style:style>
    <style:style style:name="T23" style:family="text">
      <style:text-properties fo:color="#000000" style:font-name="Liberation Mono" fo:font-size="10pt" officeooo:rsid="003172eb" fo:background-color="#ffffff" loext:char-shading-value="0" style:font-size-asian="10pt"/>
    </style:style>
    <style:style style:name="T24" style:family="text">
      <style:text-properties fo:color="#000000" style:font-name="Liberation Mono" fo:font-size="10pt" officeooo:rsid="00321e03" fo:background-color="#ffffff" loext:char-shading-value="0" style:font-size-asian="10pt"/>
    </style:style>
    <style:style style:name="T25" style:family="text">
      <style:text-properties officeooo:rsid="002984fc"/>
    </style:style>
    <style:style style:name="T26" style:family="text">
      <style:text-properties fo:color="#5270b4" style:font-name="Monospace1" fo:font-size="10pt" officeooo:rsid="002984fc" fo:background-color="#e8f2fe" loext:char-shading-value="0" style:font-size-asian="10pt"/>
    </style:style>
    <style:style style:name="T27" style:family="text">
      <style:text-properties fo:color="#5270b4" style:font-name="Monospace" fo:font-size="10pt" fo:background-color="#e8f2fe" loext:char-shading-value="0" style:font-size-asian="10pt"/>
    </style:style>
    <style:style style:name="T28" style:family="text">
      <style:text-properties fo:color="#5270b4" style:font-name="Monospace" fo:font-size="10pt" style:font-size-asian="10pt"/>
    </style:style>
    <style:style style:name="T29" style:family="text">
      <style:text-properties fo:color="#800000" style:font-name="Monospace" fo:font-size="10pt" fo:background-color="#e8f2fe" loext:char-shading-value="0" style:font-size-asian="10pt"/>
    </style:style>
    <style:style style:name="T30" style:family="text">
      <style:text-properties fo:color="#800000" style:font-name="Monospace" fo:font-size="10pt" style:font-size-asian="10pt"/>
    </style:style>
    <style:style style:name="T31" style:family="text">
      <style:text-properties officeooo:rsid="002a9e52"/>
    </style:style>
    <style:style style:name="T32" style:family="text">
      <style:text-properties fo:color="#7f0055" style:font-name="Monospace" fo:font-size="10pt" fo:font-weight="bold" style:font-size-asian="10pt" style:font-weight-asian="bold"/>
    </style:style>
    <style:style style:name="T33" style:family="text">
      <style:text-properties fo:color="#008080" style:font-name="Monospace" fo:font-size="10pt" style:font-size-asian="10pt"/>
    </style:style>
    <style:style style:name="T34" style:family="text">
      <style:text-properties officeooo:rsid="002db610"/>
    </style:style>
    <style:style style:name="T35" style:family="text">
      <style:text-properties fo:color="#c04000" style:font-name="Monospace" fo:font-size="10pt" style:font-size-asian="10pt"/>
    </style:style>
    <style:style style:name="T36" style:family="text">
      <style:text-properties officeooo:rsid="00301995"/>
    </style:style>
    <style:style style:name="T37" style:family="text">
      <style:text-properties officeooo:rsid="003172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Notices d’utilisation :</text:p>
      <text:p text:style-name="P8"/>
      <text:p text:style-name="P10">a) Notice pour graphique :</text:p>
      <text:p text:style-name="P1"/>
      <text:p text:style-name="P1">repere <text:span text:style-name="T1">[f distance] [ensemble] [partitions] [couleurs] [mode] [dimension x] [dimension y] [rangs] [points]</text:span>;;</text:p>
      <text:p text:style-name="P2"/>
      <text:p text:style-name="P4">Légende :</text:p>
      <text:p text:style-name="P3"/>
      <text:p text:style-name="P3"><text:span text:style-name="T1">[f distance]</text:span> = Fonction de distance : distance_euclidienne ou distance_manhattan <text:span text:style-name="T1">[ensemble] </text:span>= Ensemble sous forme d'un Arbre Binaire de Recherche :</text:p>
      <text:p text:style-name="P3"><text:tab/>Voir « Notice pour ensemble »</text:p>
      <text:p text:style-name="P31"><text:span text:style-name="T1">[partitions]</text:span> = Nombre de partitionnement désiré<text:span text:style-name="T37"> sous forme d’un entier</text:span></text:p>
      <text:p text:style-name="P3"><text:span text:style-name="T1">[couleurs]</text:span> = Liste des couleurs désirés pour chaque partitionnement</text:p>
      <text:p text:style-name="P3"><text:span text:style-name="T1">[mode]</text:span> = Mode <text:span text:style-name="T37">d’interactivité</text:span> désiré : Fixe ou Dynamique</text:p>
      <text:p text:style-name="P31"><text:span text:style-name="T1">[dimension x]</text:span> = Dimension x de la fenêtre<text:span text:style-name="T37"> sous forme d’un entier</text:span></text:p>
      <text:p text:style-name="P31"><text:span text:style-name="T1">[dimension y]</text:span> = Dimension y de la fenêtre<text:span text:style-name="T37"> sous forme d’un entier</text:span></text:p>
      <text:p text:style-name="P31"><text:span text:style-name="T1">[rangs]</text:span> = Taille des rangs horizontaux et verticaux<text:span text:style-name="T37"> sous forme d’un entier</text:span></text:p>
      <text:p text:style-name="P31"><text:span text:style-name="T1">[points]</text:span> = Taille du rayon des points<text:span text:style-name="T37"> sous forme d’un entier</text:span></text:p>
      <text:p text:style-name="P3"/>
      <text:p text:style-name="P5">b) Notice pour ensemble :</text:p>
      <text:p text:style-name="P3"/>
      <text:p text:style-name="P3">create_bst <text:span text:style-name="T2">[points]</text:span></text:p>
      <text:p text:style-name="P1"><text:tab/>ou</text:p>
      <text:p text:style-name="P1">create_bst_random <text:span text:style-name="T2">[min] [max] [nb points]</text:span></text:p>
      <text:p text:style-name="P11"/>
      <text:p text:style-name="P1"><text:span text:style-name="T3">Légende</text:span> :</text:p>
      <text:p text:style-name="P1"/>
      <text:p text:style-name="P1"><text:span text:style-name="T2">[points]</text:span> = Liste des points désirés <text:span text:style-name="T37">sous forme de liste de flottants</text:span></text:p>
      <text:p text:style-name="P30"><text:span text:style-name="T2">[min]</text:span> = Liste des cordonnées <text:span text:style-name="T37">minimums sous forme de flottants</text:span></text:p>
      <text:p text:style-name="P30"><text:span text:style-name="T2">[max]</text:span> = Liste des cordonnées maximums<text:span text:style-name="T37"> sous forme de flottants</text:span></text:p>
      <text:p text:style-name="P30"><text:span text:style-name="T2">[nb points</text:span><text:span text:style-name="T1">]</text:span> = Nombres de points désirés<text:span text:style-name="T37"> sous forme d’un entier</text:span></text:p>
      <text:p text:style-name="P1"/>
      <text:p text:style-name="P8">2. Description des structures de données :</text:p>
      <text:p text:style-name="P8"/>
      <text:p text:style-name="P1"><text:tab/>Les données sont stockées dans un Arbre Binaire de Recherche générique codé ainsi :</text:p>
      <text:p text:style-name="P1"><text:tab/><text:span text:style-name="T4">type 'a bst = Empty | Cons of (('a * int) * 'a bst * 'a bst);;</text:span></text:p>
      <text:p text:style-name="P1">Avec <text:span text:style-name="T4">Empty</text:span> correspond au sous-arbre vide et <text:span text:style-name="T4">Cons</text:span> à un nœud de deux sous-arbres et d'un couple <text:span text:style-name="T4">('a * int)</text:span> d'une valeur et de son poids.</text:p>
      <text:p text:style-name="P1"/>
      <text:p text:style-name="P1">Pour l'ajout, nous disposons d'une fonction :</text:p>
      <text:p text:style-name="P1"><text:tab/><text:span text:style-name="T4">let rec add = fun elem bst</text:span></text:p>
      <text:p text:style-name="P1">qui procède à l'ajout de l'<text:span text:style-name="T4">elem</text:span> dans le <text:span text:style-name="T4">bst</text:span> donné.</text:p>
      <text:p text:style-name="P1"/>
      <text:p text:style-name="P1">Pour la suppression, nous disposons d'une fonction :</text:p>
      <text:p text:style-name="P1"><text:tab/><text:span text:style-name="T4">let rec remove = fun elem bst</text:span></text:p>
      <text:p text:style-name="P1">qui procède à une suppression de l'<text:span text:style-name="T4">elem</text:span> par remontée gauche dans le <text:span text:style-name="T4">bst</text:span> donné.</text:p>
      <text:p text:style-name="P1"/>
      <text:p text:style-name="P8">3. Algorithmes principaux :</text:p>
      <text:p text:style-name="P8"/>
      <text:p text:style-name="P10">a) Fonctions principales de k_moyenne :</text:p>
      <text:p text:style-name="P1"/>
      <text:p text:style-name="P12">(*Fonction d'ajout de l'élèment donné dans la partition la plus proche*)</text:p>
      <text:p text:style-name="P12">let add_in_l_bst = fun f (l_p_a, l_bst) e -&gt;</text:p>
      <text:p text:style-name="P12"><text:tab/>let d_min = (d_min_in_list f l_p_a e)</text:p>
      <text:p text:style-name="P12"><text:tab/>in</text:p>
      <text:p text:style-name="P12"><text:tab/><text:tab/>let rec aux = fun (l_p_a, l_bst) acc -&gt;</text:p>
      <text:p text:style-name="P12"><text:tab/><text:tab/><text:tab/>match (l_p_a, l_bst) with</text:p>
      <text:p text:style-name="P12"><text:tab/><text:tab/><text:tab/>| ([], []) -&gt; (acc, d_min)</text:p>
      <text:p text:style-name="P12"><text:tab/><text:tab/><text:tab/>| ((p_a::ll_p_a), (bst::ll_bst)) -&gt;</text:p>
      <text:p text:style-name="P12"><text:soft-page-break/><text:s text:c="2"/><text:tab/><text:tab/><text:tab/><text:tab/>let d = (f p_a e)</text:p>
      <text:p text:style-name="P12"><text:s text:c="2"/><text:tab/><text:tab/><text:tab/><text:tab/>in</text:p>
      <text:p text:style-name="P12"><text:s text:c="2"/><text:tab/><text:tab/><text:tab/><text:tab/><text:tab/>if (d = d_min) then (aux (ll_p_a, ll_bst) (add_in_list (add e bst) acc))</text:p>
      <text:p text:style-name="P12"><text:s text:c="2"/><text:tab/><text:tab/><text:tab/><text:tab/><text:tab/>else <text:s/><text:tab/><text:tab/><text:tab/><text:tab/><text:tab/><text:tab/><text:tab/>(aux (ll_p_a, ll_bst) (add_in_list (remove e bst) acc))</text:p>
      <text:p text:style-name="P12"><text:tab/><text:tab/><text:tab/>| _ -&gt; failwith "add_in_l_bst : Erreur de construction"</text:p>
      <text:p text:style-name="P12"><text:tab/><text:tab/>in (aux (l_p_a, l_bst) [])</text:p>
      <text:p text:style-name="P12">;;</text:p>
      <text:p text:style-name="P1"/>
      <text:p text:style-name="P1">Le but de cette fonction est d'ajouter <text:span text:style-name="T37">l’élément</text:span> <text:span text:style-name="T4">e</text:span><text:span text:style-name="T5"> </text:span>dans la partition la plus proche : nous récupérons la distance entre le point moyen le plus près et <text:span text:style-name="T4">e</text:span>. Puis nous cherchons la partition correspondant à la distance la plus proche, nous renvoyons alors la liste des partitions modifiée et la distance minimum. <text:s text:c="2"/></text:p>
      <text:p text:style-name="P1"/>
      <text:p text:style-name="P12">(*Fonction d'ajout des élèments d'un ABR donné dans leurs partitions les plus rapprochés*)</text:p>
      <text:p text:style-name="P12">let partition_bst = fun f bst (l_p_a, l_bst) -&gt;</text:p>
      <text:p text:style-name="P12"><text:tab/>let rec aux = fun bst l_bst somme_d -&gt;</text:p>
      <text:p text:style-name="P12"><text:tab/><text:tab/>match bst with</text:p>
      <text:p text:style-name="P12"><text:tab/><text:tab/>| Empty -&gt; ((l_points_average f l_bst), l_bst, somme_d)</text:p>
      <text:p text:style-name="P12"><text:tab/><text:tab/>| bst -&gt;</text:p>
      <text:p text:style-name="P12"><text:tab/><text:tab/><text:tab/>let e = (elem_root bst)</text:p>
      <text:p text:style-name="P12"><text:tab/><text:tab/><text:tab/>in</text:p>
      <text:p text:style-name="P12"><text:tab/><text:tab/><text:tab/><text:tab/>let (new_l_bst, d) = (add_in_l_bst f (l_p_a, l_bst) e)</text:p>
      <text:p text:style-name="P12"><text:tab/><text:tab/><text:tab/><text:tab/>in (aux (remove e bst) new_l_bst (d +. somme_d))</text:p>
      <text:p text:style-name="P12"><text:tab/>in (aux bst l_bst 0.)</text:p>
      <text:p text:style-name="P12">;;</text:p>
      <text:p text:style-name="P1"/>
      <text:p text:style-name="P1">Le but de cette fonction est d'ajouter à la liste des partitions <text:span text:style-name="T37">chacun</text:span> des <text:span text:style-name="T37">éléments</text:span> de bst grâce à <text:span text:style-name="T4">add_in_l_bst</text:span> et de renvoyer ses nouveaux points moyens, la nouvelle liste de partitions et la somme des distances minimales.</text:p>
      <text:p text:style-name="P1"/>
      <text:p text:style-name="P12">(*Fonction d'obtention de la nouvelle liste d'ABR selon la liste de ses points moyens*)</text:p>
      <text:p text:style-name="P12">let rec partition = fun f (l_p_a, l_bst, somme_d_l_bst) -&gt;</text:p>
      <text:p text:style-name="P12"><text:tab/>let rec aux = fun l_bst acc somme_d -&gt;</text:p>
      <text:p text:style-name="P12"><text:tab/><text:tab/>match l_bst with</text:p>
      <text:p text:style-name="P12"><text:tab/><text:tab/>| [] -&gt; (acc, somme_d)</text:p>
      <text:p text:style-name="P12"><text:tab/><text:tab/>| (bst::ll_bst) -&gt;</text:p>
      <text:p text:style-name="P12"><text:tab/><text:tab/><text:tab/>let (_, new_l_bst, d) = (partition_bst f bst (l_p_a, acc))</text:p>
      <text:p text:style-name="P12"><text:tab/><text:tab/><text:tab/>in (aux ll_bst new_l_bst (d +. somme_d))</text:p>
      <text:p text:style-name="P12"><text:tab/>in</text:p>
      <text:p text:style-name="P12"><text:tab/><text:tab/>let (new_l_bst, new_somme_d_l_bst) = (aux l_bst l_bst 0.)</text:p>
      <text:p text:style-name="P12"><text:tab/><text:tab/>and new_l_p_a = (l_points_average f l_bst)</text:p>
      <text:p text:style-name="P12"><text:tab/><text:tab/>in</text:p>
      <text:p text:style-name="P12"><text:tab/><text:tab/><text:tab/>if (new_somme_d_l_bst &gt;= somme_d_l_bst) then new_l_bst</text:p>
      <text:p text:style-name="P12"><text:tab/><text:tab/><text:tab/>else (partition f (new_l_p_a, new_l_bst, new_somme_d_l_bst))</text:p>
      <text:p text:style-name="P12">;;</text:p>
      <text:p text:style-name="P13"/>
      <text:p text:style-name="P13">Le but de cette fonction est de modifier la liste des partitions, partition par partitions jusqu'à ce que la somme des sommes des distances minimales entre les <text:span text:style-name="T37">éléments</text:span> de chaque partition et leurs points moyens respectif ne varie plus.</text:p>
      <text:p text:style-name="P13"/>
      <text:p text:style-name="P12">(*Fonction de formation de k nuages selon un ABR et une fonction de distance*)</text:p>
      <text:p text:style-name="P12">let k_moyenne = fun f bst k l_color -&gt;</text:p>
      <text:p text:style-name="P12"><text:tab/>let (l_pa_ini, l_bst_ini) = (partition_ini bst k)</text:p>
      <text:p text:style-name="P12"><text:tab/>in</text:p>
      <text:p text:style-name="P12"><text:tab/><text:tab/>let (l_pa, l_bst, somme_d) = (partition_bst f bst (l_pa_ini, l_bst_ini))</text:p>
      <text:p text:style-name="P12"><text:tab/><text:tab/>in (partition f (l_pa, l_bst, somme_d))</text:p>
      <text:p text:style-name="P12">;;</text:p>
      <text:p text:style-name="P12"/>
      <text:p text:style-name="P1"/>
      <text:p text:style-name="P1"><text:soft-page-break/>Le but de cette fonction est lancé le programme en initialisant le bst en une liste de bst vide contenant partition par partitions jusqu'à ce que la somme des sommes des distances minimales entre les <text:span text:style-name="T37">éléments</text:span> de chaque partition et leurs points moyens respectif ne varie plus.</text:p>
      <text:p text:style-name="P1"/>
      <text:p text:style-name="P12">(*Fonction d'obtention du point moyen d'un ABR donné*)</text:p>
      <text:p text:style-name="P12">let point_average = fun f bst -&gt;</text:p>
      <text:p text:style-name="P12"><text:tab/>let rec aux = fun bst k acc -&gt;</text:p>
      <text:p text:style-name="P12"><text:tab/><text:tab/>match bst with</text:p>
      <text:p text:style-name="P12"><text:tab/><text:tab/>| Empty when (k = 0.) -&gt; failwith "point_average : erreur division par zero"</text:p>
      <text:p text:style-name="P12"><text:tab/><text:tab/>| Empty -&gt;</text:p>
      <text:p text:style-name="P12"><text:tab/><text:tab/><text:tab/>let acc_x = (List.nth acc 0) and acc_y = (List.nth acc 1)</text:p>
      <text:p text:style-name="P12"><text:tab/><text:tab/><text:tab/>in ((acc_x /. k)::(acc_y /.k)::[])</text:p>
      <text:p text:style-name="P12"><text:tab/><text:tab/>| bst -&gt;</text:p>
      <text:p text:style-name="P12"><text:tab/><text:tab/><text:tab/>let e = (elem_root bst)</text:p>
      <text:p text:style-name="P12"><text:tab/><text:tab/><text:tab/>in</text:p>
      <text:p text:style-name="P12"><text:tab/><text:tab/><text:tab/><text:tab/>let x = (List.nth e 0) <text:tab/><text:tab/><text:tab/><text:tab/>and y = (List.nth e 1)</text:p>
      <text:p text:style-name="P12"><text:tab/><text:tab/><text:tab/><text:tab/>and acc_x = (List.nth acc 0) <text:tab/>and acc_y = (List.nth acc 1)</text:p>
      <text:p text:style-name="P12"><text:tab/><text:tab/><text:tab/><text:tab/>in (aux (remove e bst) (k +. 1.) ((x +. acc_x)::(y +. acc_y)::[]))</text:p>
      <text:p text:style-name="P12"><text:tab/>in (aux bst 0. [0.;0.])</text:p>
      <text:p text:style-name="P12">;;</text:p>
      <text:p text:style-name="P1"/>
      <text:p text:style-name="P14">Le but de cette fonction <text:span text:style-name="T6">est de calculer le points moyens d'un ensemble donné, pour cela, nous faisons les sommes des coordonnées x et y puis nous les divisons par le nombre de points de l'ensemble. Nous renvoyons ensuite le point moyen. </text:span></text:p>
      <text:p text:style-name="P1"/>
      <text:p text:style-name="P12">(*Fonction d'obtention de la liste des points moyens d'une liste d'ABR donné*)</text:p>
      <text:p text:style-name="P12">let l_points_average = fun f l_bst-&gt;</text:p>
      <text:p text:style-name="P12"><text:tab/>let rec aux = fun l_bst acc -&gt;</text:p>
      <text:p text:style-name="P12"><text:tab/><text:tab/>match l_bst with</text:p>
      <text:p text:style-name="P12"><text:tab/><text:tab/>| [] -&gt; acc</text:p>
      <text:p text:style-name="P12"><text:tab/><text:tab/>| (bst::ll_bst) -&gt; (aux ll_bst (add_in_list (point_average f bst) acc))</text:p>
      <text:p text:style-name="P12"><text:tab/>in (aux l_bst [])</text:p>
      <text:p text:style-name="P12">;;</text:p>
      <text:p text:style-name="P1"/>
      <text:p text:style-name="P15">Le but de cette fonction <text:span text:style-name="T6">est de calculer les points moyens de toutes les partitions et de les renvoyer sous la forme d'une liste.</text:span></text:p>
      <text:p text:style-name="P1"/>
      <text:p text:style-name="P8">4. <text:span text:style-name="T7">C</text:span>hoix liés à la programmation</text:p>
      <text:p text:style-name="P8"/>
      <text:p text:style-name="P16"><text:tab/>Nous avons désiré laisser le libre choix à l'utilisateur dans la manière d'utiliser ce programme. Il a :</text:p>
      <text:p text:style-name="P16"/>
      <text:p text:style-name="P16"><text:s/>- le choix des fonctions de distance : Manhattan ou Euclidienne</text:p>
      <text:p text:style-name="P16"><text:s/>- le choix dans la création de son ensemble :</text:p>
      <text:p text:style-name="P16"><text:tab/>- Il peut aussi bien entrer lui-même une liste de points définis</text:p>
      <text:p text:style-name="P16"><text:tab/>- Mais également obtenir une liste de points pseudo-aléatoires en entrant <text:tab/><text:tab/>des minimums et <text:span text:style-name="T37">maximums</text:span> pour <text:span text:style-name="T37">chacune</text:span> des coordonnées.</text:p>
      <text:p text:style-name="P16"><text:s/>- le choix dans le nombre de partitionnement effectué</text:p>
      <text:p text:style-name="P16"><text:s/>- le choix dans les couleurs des nuages de points dessinés</text:p>
      <text:p text:style-name="P16"><text:s/>- le choix dans le mode <text:span text:style-name="T37">d’interactivité</text:span> : Dynamique ou Fixe</text:p>
      <text:p text:style-name="P16"><text:s/>- le choix des dimensions de la fenêtre</text:p>
      <text:p text:style-name="P16"><text:s/>- le choix dans la tailles des rangs et des points.</text:p>
      <text:p text:style-name="P16"/>
      <text:p text:style-name="P16">Nous avons désiré partir sur des fonctions récursives terminales pour la plupart pour obtenir un meilleur rendement de temps.</text:p>
      <text:p text:style-name="P16"/>
      <text:p text:style-name="P16"/>
      <text:p text:style-name="P16"><text:soft-page-break/>Nous avons désiré privilégier la lisibilité du code en structurant les fonctions sous les mêmes formats, en commentant <text:span text:style-name="T37">chacune</text:span> des fonctions, ainsi qu'en divisant le code en plusieurs fichiers .ml pour permettre à tous les potentiels lecteurs de bien comprendre la division des tâches du programmes.</text:p>
      <text:p text:style-name="P16"/>
      <text:p text:style-name="P22"><text:span text:style-name="T15">L'ajout des fonctions</text:span><text:span text:style-name="T9"> </text:span><text:span text:style-name="T8">elem_root</text:span><text:span text:style-name="T20"> </text:span><text:span text:style-name="T21">et </text:span><text:span text:style-name="T13">next</text:span><text:span text:style-name="T21"> ont comme but de faciliter l'accès et le parcours de l'Arbre Binaire de Recherche. L</text:span><text:span text:style-name="T22">e type </text:span><text:span text:style-name="T12">direction</text:span><text:span text:style-name="T22"> permettant de choisir entre le sous ABR </text:span><text:span text:style-name="T26">Left</text:span><text:span text:style-name="T8"> </text:span><text:span text:style-name="T29">|</text:span><text:span text:style-name="T8"> </text:span><text:span text:style-name="T27">Right</text:span><text:span text:style-name="T22">.</text:span></text:p>
      <text:p text:style-name="P6"/>
      <text:p text:style-name="P22"><text:span text:style-name="T21">L'ajout de la fonction </text:span><text:span text:style-name="T13">add_in_list</text:span><text:span text:style-name="T21"> permet de facilit</text:span><text:span text:style-name="T24">er</text:span><text:span text:style-name="T21"> la lisibilité du code.</text:span></text:p>
      <text:p text:style-name="P6"/>
      <text:p text:style-name="P6">L'objectif dans ce programme était de bien diviser les tâches entre <text:span text:style-name="T37">chacune</text:span> de ces fonctions. Pour cela, les fonctions permettaient de gérer un <text:span text:style-name="T37">élément</text:span> puis un groupe de ses <text:span text:style-name="T37">éléments</text:span> jusqu'à obtenir une fonction permettant de gérer le plus grand groupe de cet <text:span text:style-name="T37">élément.</text:span></text:p>
      <text:p text:style-name="P6"/>
      <text:p text:style-name="P22"><text:span text:style-name="T21">Ainsi, sur ce principe, nous avons une fonction </text:span><text:span text:style-name="T12">points_average</text:span><text:span text:style-name="T21"> qui renvoie le point moyen d'un ABR et </text:span><text:span text:style-name="T13">l_points_average</text:span><text:span text:style-name="T21"> qui renvoie la liste des points d'une liste d'ABR.</text:span></text:p>
      <text:p text:style-name="P6"/>
      <text:p text:style-name="P6">Nous divisons également les tâches ainsi :</text:p>
      <text:p text:style-name="P22"><text:span text:style-name="T21"><text:tab/>1) </text:span><text:span text:style-name="T12">d_min_in_list</text:span><text:span text:style-name="T21"> permet de trouver la distance la plus proche entre un élement et les points moyens d'une liste d'ABR</text:span></text:p>
      <text:p text:style-name="P22"><text:span text:style-name="T21"><text:tab/>2) </text:span><text:span text:style-name="T13">add_in_l_bst</text:span><text:span text:style-name="T21"> permet d'ajouter cet </text:span><text:span text:style-name="T23">élément</text:span><text:span text:style-name="T21"> dans le point moyen le plus proche trouver par la fonction précédente.</text:span></text:p>
      <text:p text:style-name="P22"><text:span text:style-name="T21"><text:tab/>3) </text:span><text:span text:style-name="T13">partition_bst</text:span><text:span text:style-name="T21"> permet d'ajouter tous les </text:span><text:span text:style-name="T23">éléments</text:span><text:span text:style-name="T21"> d'un ABR grâce à la fonction précédente.</text:span></text:p>
      <text:p text:style-name="P22"><text:span text:style-name="T21"><text:tab/>4) </text:span><text:span text:style-name="T13">partition</text:span><text:span text:style-name="T21"> permet d'ajouter tous les </text:span><text:span text:style-name="T23">éléments</text:span><text:span text:style-name="T21"> de chaque ABR de la liste d'ABR donné tant qu'il y a des variations de points moyens.</text:span></text:p>
      <text:p text:style-name="P6"/>
      <text:p text:style-name="P6">Ainsi nous avons diviser les tâches en 4 fonctions remplissant <text:span text:style-name="T37">chacune</text:span> d'entre elles une tâche bien définie.</text:p>
      <text:p text:style-name="P6"/>
      <text:p text:style-name="P7">Pour la partie graphique, nous avons décidé de créer des fonctions prenant des fonctions en paramètre permettant d'obtenir des fonctions génériques :</text:p>
      <text:p text:style-name="P7"/>
      <text:p text:style-name="P23"><text:span text:style-name="T12">extremite_l_bst</text:span><text:span text:style-name="T22"> prend en paramètre les fonctions </text:span><text:span text:style-name="T14">max min</text:span><text:span text:style-name="T22"> et </text:span><text:span text:style-name="T14">extremite_x_bst extremite_y_bst</text:span><text:span text:style-name="T22"> permettant d'avoir une fonction capable d'obtenir les </text:span><text:span text:style-name="T23">extrémisées</text:span><text:span text:style-name="T22"> aussi bien minimales que maximales des coordonnées x ou y.</text:span></text:p>
      <text:p text:style-name="P7"/>
      <text:p text:style-name="P7">Nous avons divisé la partie graphique en deux temps :</text:p>
      <text:p text:style-name="P7"><text:tab/>- La partie traçage du graphique adapté à l'ensemble donné</text:p>
      <text:p text:style-name="P7"><text:tab/>- La partie traçage de l'ensemble</text:p>
      <text:p text:style-name="P7"/>
      <text:p text:style-name="P23"><text:span text:style-name="T22">Pour la partie main, nous avons créé une fonction </text:span><text:span text:style-name="T12">repere</text:span><text:span text:style-name="T22"> permettant d'entrer les choix attendus tel que le mode </text:span><text:span text:style-name="T23">d’interactivité</text:span><text:span text:style-name="T22"> codé sous la forme d'un type </text:span><text:span text:style-name="T14">mode</text:span></text:p>
      <text:p text:style-name="P23"><text:span text:style-name="T22">permettant de choisir entre </text:span><text:span text:style-name="T26">Fixe</text:span><text:span text:style-name="T8"> </text:span><text:span text:style-name="T29">|</text:span><text:span text:style-name="T8"> </text:span><text:span text:style-name="T27">Dynamique</text:span>.</text:p>
      <text:p text:style-name="P21"/>
      <text:p text:style-name="P8">5. <text:span text:style-name="T25">D</text:span>ifficultés rencontrées</text:p>
      <text:p text:style-name="P8"/>
      <text:p text:style-name="P19">Les difficultés ont surtout été ressenti dans la compréhension globale de l'algorithme des k-moyennes. <text:span text:style-name="T37">l’implémentation</text:span> du multi-ensemble un fois effectué, le blocage s'est fait sentir lors du début du codage de k-moyenne.</text:p>
      <text:p text:style-name="P19">Une entre-aide entre groupes a été nécessaire pour réussir à en sortir quelque chose. Puis le travail régulier a fini par rendre plus clair le problème et les solutions sont venus avec le temps.</text:p>
      <text:p text:style-name="P19"/>
      <text:p text:style-name="P20">La partie graphique fut également <text:span text:style-name="T37">laborieuse</text:span> à cause du problème d'adaptation du graphique à l'ensemble donné.</text:p>
      <text:p text:style-name="P24"><text:span text:style-name="T17">Le plus gros blocage fut lié à un problème de séquençage (avec « ; ») dans une conditionnelle. Puisse que nous n'avions pas </text:span><text:span text:style-name="T18">malheureusement pas eu le temps de voir</text:span><text:span text:style-name="T17"> les mots-clés </text:span><text:span text:style-name="T32">begin</text:span><text:span text:style-name="T10"> </text:span><text:span text:style-name="T11">et</text:span><text:span text:style-name="T10"> </text:span><text:span text:style-name="T32">end </text:span><text:span text:style-name="T17">en Travaux Pratiques.</text:span></text:p>
      <text:p text:style-name="P25"><text:soft-page-break/><text:span text:style-name="T17">L</text:span><text:span text:style-name="T16">'implémentation d'un repère </text:span><text:span text:style-name="T19">en mode</text:span><text:span text:style-name="T16"> dynamique fut également compliqué.</text:span></text:p>
      <text:p text:style-name="P9"/>
      <text:p text:style-name="P8">6. <text:span text:style-name="T31">J</text:span>eux d’essai</text:p>
      <text:p text:style-name="P8"/>
      <text:p text:style-name="P18">Nous vous invitons <text:span text:style-name="T36">tester le programme avec le fichier exécutable « main.byte ».</text:span></text:p>
      <text:p text:style-name="P18"><text:span text:style-name="T36">Les commandes présentes sont </text:span>dans le <text:span text:style-name="T34">fichier</text:span> <text:span text:style-name="T36">main</text:span>.ml :</text:p>
      <text:p text:style-name="P17"/>
      <text:p text:style-name="P29">(*Exemple fixe*)</text:p>
      <text:p text:style-name="P26"><text:span text:style-name="T10">repere distance_euclidienne </text:span><text:span text:style-name="T30">(</text:span><text:span text:style-name="T10">create_bst_random </text:span><text:span text:style-name="T30">[-</text:span><text:span text:style-name="T35">25.</text:span><text:span text:style-name="T30">;-</text:span><text:span text:style-name="T35">25.</text:span><text:span text:style-name="T30">]</text:span><text:span text:style-name="T10"> </text:span><text:span text:style-name="T30">[</text:span><text:span text:style-name="T35">25.</text:span><text:span text:style-name="T30">;</text:span><text:span text:style-name="T35">25.</text:span><text:span text:style-name="T30">]</text:span><text:span text:style-name="T10"> </text:span><text:span text:style-name="T33">20</text:span><text:span text:style-name="T30">)</text:span><text:span text:style-name="T10"> </text:span><text:span text:style-name="T33">3</text:span><text:span text:style-name="T10"> </text:span><text:span text:style-name="T30">[</text:span><text:span text:style-name="T10">blue</text:span><text:span text:style-name="T30">;</text:span><text:span text:style-name="T10">red</text:span><text:span text:style-name="T30">;</text:span><text:span text:style-name="T10">green</text:span><text:span text:style-name="T30">]</text:span><text:span text:style-name="T10"> </text:span><text:span text:style-name="T28">Fixe</text:span><text:span text:style-name="T10"> </text:span><text:span text:style-name="T33">1280</text:span><text:span text:style-name="T10"> </text:span><text:span text:style-name="T33">720</text:span><text:span text:style-name="T10"> </text:span><text:span text:style-name="T33">10</text:span><text:span text:style-name="T10"> </text:span><text:span text:style-name="T33">5</text:span><text:span text:style-name="T30">;</text:span></text:p>
      <text:p text:style-name="P27"/>
      <text:p text:style-name="P28">(*Exemple dynamique*)</text:p>
      <text:p text:style-name="P26"><text:span text:style-name="T10">repere distance_euclidienne </text:span><text:span text:style-name="T30">(</text:span><text:span text:style-name="T10">create_bst_random </text:span><text:span text:style-name="T30">[-</text:span><text:span text:style-name="T35">25.</text:span><text:span text:style-name="T30">;-</text:span><text:span text:style-name="T35">25.</text:span><text:span text:style-name="T30">]</text:span><text:span text:style-name="T10"> </text:span><text:span text:style-name="T30">[</text:span><text:span text:style-name="T35">25.</text:span><text:span text:style-name="T30">;</text:span><text:span text:style-name="T35">25.</text:span><text:span text:style-name="T30">]</text:span><text:span text:style-name="T10"> </text:span><text:span text:style-name="T33">20</text:span><text:span text:style-name="T30">)</text:span><text:span text:style-name="T10"> </text:span><text:span text:style-name="T33">3</text:span><text:span text:style-name="T10"> </text:span><text:span text:style-name="T30">[</text:span><text:span text:style-name="T10">blue</text:span><text:span text:style-name="T30">;</text:span><text:span text:style-name="T10">red</text:span><text:span text:style-name="T30">;</text:span><text:span text:style-name="T10">green</text:span><text:span text:style-name="T30">]</text:span><text:span text:style-name="T10"> </text:span><text:span text:style-name="T28">Dynamique</text:span><text:span text:style-name="T10"> </text:span><text:span text:style-name="T33">1280</text:span><text:span text:style-name="T10"> </text:span><text:span text:style-name="T33">720</text:span><text:span text:style-name="T10"> </text:span><text:span text:style-name="T33">10</text:span><text:span text:style-name="T10"> </text:span><text:span text:style-name="T33">5</text:span><text:span text:style-name="T30">;</text:span></text:p>
      <text:p text:style-name="P27"/>
      <text:p text:style-name="P28">(*Exemple 5 nuages*)</text:p>
      <text:p text:style-name="P26"><text:span text:style-name="T10">repere distance_euclidienne </text:span><text:span text:style-name="T30">(</text:span><text:span text:style-name="T10">create_bst_random </text:span><text:span text:style-name="T30">[-</text:span><text:span text:style-name="T35">25.</text:span><text:span text:style-name="T30">;-</text:span><text:span text:style-name="T35">25.</text:span><text:span text:style-name="T30">]</text:span><text:span text:style-name="T10"> </text:span><text:span text:style-name="T30">[</text:span><text:span text:style-name="T35">25.</text:span><text:span text:style-name="T30">;</text:span><text:span text:style-name="T35">25.</text:span><text:span text:style-name="T30">]</text:span><text:span text:style-name="T10"> </text:span><text:span text:style-name="T33">50</text:span><text:span text:style-name="T30">)</text:span><text:span text:style-name="T10"> </text:span><text:span text:style-name="T33">5</text:span><text:span text:style-name="T10"> </text:span><text:span text:style-name="T30">[</text:span><text:span text:style-name="T10">blue</text:span><text:span text:style-name="T30">;</text:span><text:span text:style-name="T10">red</text:span><text:span text:style-name="T30">;</text:span><text:span text:style-name="T10">green</text:span><text:span text:style-name="T30">;</text:span><text:span text:style-name="T10">black</text:span><text:span text:style-name="T30">;</text:span><text:span text:style-name="T10">cyan</text:span><text:span text:style-name="T30">]</text:span><text:span text:style-name="T10"> </text:span><text:span text:style-name="T28">Dynamique</text:span><text:span text:style-name="T10"> </text:span><text:span text:style-name="T33">1280</text:span><text:span text:style-name="T10"> </text:span><text:span text:style-name="T33">720</text:span><text:span text:style-name="T10"> </text:span><text:span text:style-name="T33">10</text:span><text:span text:style-name="T10"> </text:span><text:span text:style-name="T33">5</text:span><text:span text:style-name="T30">;</text:span></text:p>
      <text:p text:style-name="P27"/>
      <text:p text:style-name="P28">(*Exemple positif*)</text:p>
      <text:p text:style-name="P26"><text:span text:style-name="T10">repere distance_euclidienne </text:span><text:span text:style-name="T30">(</text:span><text:span text:style-name="T10">create_bst_random </text:span><text:span text:style-name="T30">[</text:span><text:span text:style-name="T35">5.</text:span><text:span text:style-name="T30">;</text:span><text:span text:style-name="T35">5.</text:span><text:span text:style-name="T30">]</text:span><text:span text:style-name="T10"> </text:span><text:span text:style-name="T30">[</text:span><text:span text:style-name="T35">25.</text:span><text:span text:style-name="T30">;</text:span><text:span text:style-name="T35">25.</text:span><text:span text:style-name="T30">]</text:span><text:span text:style-name="T10"> </text:span><text:span text:style-name="T33">15</text:span><text:span text:style-name="T30">)</text:span><text:span text:style-name="T10"> </text:span><text:span text:style-name="T33">3</text:span><text:span text:style-name="T10"> </text:span><text:span text:style-name="T30">[</text:span><text:span text:style-name="T10">blue</text:span><text:span text:style-name="T30">;</text:span><text:span text:style-name="T10">red</text:span><text:span text:style-name="T30">;</text:span><text:span text:style-name="T10">green</text:span><text:span text:style-name="T30">]</text:span><text:span text:style-name="T10"> </text:span><text:span text:style-name="T28">Dynamique</text:span><text:span text:style-name="T10"> </text:span><text:span text:style-name="T33">1280</text:span><text:span text:style-name="T10"> </text:span><text:span text:style-name="T33">720</text:span><text:span text:style-name="T10"> </text:span><text:span text:style-name="T33">10</text:span><text:span text:style-name="T10"> </text:span><text:span text:style-name="T33">5</text:span><text:span text:style-name="T30">;</text:span></text:p>
      <text:p text:style-name="P27"/>
      <text:p text:style-name="P28">(*Exemple négatif*)</text:p>
      <text:p text:style-name="P26"><text:span text:style-name="T10">repere distance_euclidienne </text:span><text:span text:style-name="T30">(</text:span><text:span text:style-name="T10">create_bst_random </text:span><text:span text:style-name="T30">[-</text:span><text:span text:style-name="T35">25.</text:span><text:span text:style-name="T30">;-</text:span><text:span text:style-name="T35">25.</text:span><text:span text:style-name="T30">]</text:span><text:span text:style-name="T10"> </text:span><text:span text:style-name="T30">[-</text:span><text:span text:style-name="T35">5.</text:span><text:span text:style-name="T30">;-</text:span><text:span text:style-name="T35">5.</text:span><text:span text:style-name="T30">]</text:span><text:span text:style-name="T10"> </text:span><text:span text:style-name="T33">20</text:span><text:span text:style-name="T30">)</text:span><text:span text:style-name="T10"> </text:span><text:span text:style-name="T33">3</text:span><text:span text:style-name="T10"> </text:span><text:span text:style-name="T30">[</text:span><text:span text:style-name="T10">blue</text:span><text:span text:style-name="T30">;</text:span><text:span text:style-name="T10">red</text:span><text:span text:style-name="T30">;</text:span><text:span text:style-name="T10">green</text:span><text:span text:style-name="T30">]</text:span><text:span text:style-name="T10"> </text:span><text:span text:style-name="T28">Dynamique</text:span><text:span text:style-name="T10"> </text:span><text:span text:style-name="T33">1280</text:span><text:span text:style-name="T10"> </text:span><text:span text:style-name="T33">720</text:span><text:span text:style-name="T10"> </text:span><text:span text:style-name="T33">10</text:span><text:span text:style-name="T10"> </text:span><text:span text:style-name="T33">5</text:span><text:span text:style-name="T30">;</text:span></text:p>
      <text:p text:style-name="P27"/>
      <text:p text:style-name="P28">(*Exemple distance de Manhattan*)</text:p>
      <text:p text:style-name="P26"><text:span text:style-name="T10">repere distance_manhattan </text:span><text:span text:style-name="T30">(</text:span><text:span text:style-name="T10">create_bst_random </text:span><text:span text:style-name="T30">[-</text:span><text:span text:style-name="T35">25.</text:span><text:span text:style-name="T30">;-</text:span><text:span text:style-name="T35">25.</text:span><text:span text:style-name="T30">]</text:span><text:span text:style-name="T10"> </text:span><text:span text:style-name="T30">[</text:span><text:span text:style-name="T35">25.</text:span><text:span text:style-name="T30">;</text:span><text:span text:style-name="T35">25.</text:span><text:span text:style-name="T30">]</text:span><text:span text:style-name="T10"> </text:span><text:span text:style-name="T33">20</text:span><text:span text:style-name="T30">)</text:span><text:span text:style-name="T10"> </text:span><text:span text:style-name="T33">3</text:span><text:span text:style-name="T10"> </text:span></text:p>
      <text:p text:style-name="P26"><text:span text:style-name="T30">[</text:span><text:span text:style-name="T10">blue</text:span><text:span text:style-name="T30">;</text:span><text:span text:style-name="T10">red</text:span><text:span text:style-name="T30">;</text:span><text:span text:style-name="T10">green</text:span><text:span text:style-name="T30">]</text:span><text:span text:style-name="T10"> </text:span><text:span text:style-name="T28">Dynamique</text:span><text:span text:style-name="T10"> </text:span><text:span text:style-name="T33">1280</text:span><text:span text:style-name="T10"> </text:span><text:span text:style-name="T33">720</text:span><text:span text:style-name="T10"> </text:span><text:span text:style-name="T33">10</text:span><text:span text:style-name="T10"> </text:span><text:span text:style-name="T33">5</text:span><text:span text:style-name="T30">;</text:span></text:p>
      <text:p text:style-name="P27"/>
      <text:p text:style-name="P28">(*Exemple du sujet*)</text:p>
      <text:p text:style-name="P26"><text:span text:style-name="T10">repere distance_euclidienne </text:span><text:span text:style-name="T30">(</text:span><text:span text:style-name="T10">create_bst </text:span><text:span text:style-name="T30">[[</text:span><text:span text:style-name="T35">1.</text:span><text:span text:style-name="T30">;</text:span><text:span text:style-name="T35">2.</text:span><text:span text:style-name="T30">];[</text:span><text:span text:style-name="T35">1.</text:span><text:span text:style-name="T30">;</text:span><text:span text:style-name="T35">1.</text:span><text:span text:style-name="T30">];[</text:span><text:span text:style-name="T35">3.</text:span><text:span text:style-name="T30">;</text:span><text:span text:style-name="T35">6.</text:span><text:span text:style-name="T30">]])</text:span><text:span text:style-name="T10"> </text:span><text:span text:style-name="T33">2</text:span><text:span text:style-name="T10"> </text:span><text:span text:style-name="T30">[</text:span><text:span text:style-name="T10">blue</text:span><text:span text:style-name="T30">;</text:span><text:span text:style-name="T10">red</text:span><text:span text:style-name="T30">]</text:span><text:span text:style-name="T10"> </text:span><text:span text:style-name="T28">Dynamique</text:span><text:span text:style-name="T10"> </text:span><text:span text:style-name="T33">1280</text:span><text:span text:style-name="T10"> </text:span><text:span text:style-name="T33">720</text:span><text:span text:style-name="T10"> </text:span><text:span text:style-name="T33">10</text:span><text:span text:style-name="T10"> </text:span><text:span text:style-name="T33">5</text:span><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Monospace1" svg:font-family="Monospace"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04T16:21:08.896606667</dc:date>
    <meta:editing-duration>PT2H9M44S</meta:editing-duration>
    <meta:editing-cycles>14</meta:editing-cycles>
    <meta:generator>LibreOffice/5.1.4.2$Linux_X86_64 LibreOffice_project/10m0$Build-2</meta:generator>
    <meta:document-statistic meta:table-count="0" meta:image-count="0" meta:object-count="0" meta:page-count="5" meta:paragraph-count="167" meta:word-count="1805" meta:character-count="11035" meta:non-whitespace-character-count="9215"/>
  </office:meta>
</office:document-meta>
</file>